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972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1.7618in"/>
    </style:style>
    <style:style style:name="co4" style:family="table-column">
      <style:table-column-properties fo:break-before="auto" style:column-width="2.1583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1;200;INCONGRUENT;RIGHT</text:p>
          </table:table-cell>
          <table:table-cell office:value-type="string">
            <text:p>;incongruent_r.svg</text:p>
          </table:table-cell>
          <table:table-cell table:formula="of:=[.A1]&amp;[.B1]" office:value-type="string" office:string-value="1;200;INCONGRUENT;RIGHT;incongruent_r.svg">
            <text:p>1;200;INCONGRUENT;RIGHT;incongruent_r.svg</text:p>
          </table:table-cell>
          <table:table-cell/>
        </table:table-row>
        <table:table-row table:style-name="ro1">
          <table:table-cell office:value-type="string">
            <text:p>2;500;INCONGRUENT;RIGHT</text:p>
          </table:table-cell>
          <table:table-cell office:value-type="string">
            <text:p>;incongruent_r.svg</text:p>
          </table:table-cell>
          <table:table-cell table:formula="of:=[.A2]&amp;[.B2]" office:value-type="string" office:string-value="2;500;INCONGRUENT;RIGHT;incongruent_r.svg">
            <text:p>2;500;INCONGRUENT;RIGHT;incongruent_r.svg</text:p>
          </table:table-cell>
          <table:table-cell/>
        </table:table-row>
        <table:table-row table:style-name="ro1">
          <table:table-cell office:value-type="string">
            <text:p>3;700;INCONGRUENT;RIGHT</text:p>
          </table:table-cell>
          <table:table-cell office:value-type="string">
            <text:p>;incongruent_r.svg</text:p>
          </table:table-cell>
          <table:table-cell table:formula="of:=[.A3]&amp;[.B3]" office:value-type="string" office:string-value="3;700;INCONGRUENT;RIGHT;incongruent_r.svg">
            <text:p>3;700;INCONGRUENT;RIGHT;incongruent_r.svg</text:p>
          </table:table-cell>
          <table:table-cell/>
        </table:table-row>
        <table:table-row table:style-name="ro1">
          <table:table-cell office:value-type="string">
            <text:p>4;200;CONGRUENT;RIGHT</text:p>
          </table:table-cell>
          <table:table-cell office:value-type="string">
            <text:p>;congruent_r.svg</text:p>
          </table:table-cell>
          <table:table-cell table:formula="of:=[.A4]&amp;[.B4]" office:value-type="string" office:string-value="4;200;CONGRUENT;RIGHT;congruent_r.svg">
            <text:p>4;200;CONGRUENT;RIGHT;congruent_r.svg</text:p>
          </table:table-cell>
          <table:table-cell/>
        </table:table-row>
        <table:table-row table:style-name="ro1">
          <table:table-cell office:value-type="string">
            <text:p>5;500;CONGRUENT;RIGHT</text:p>
          </table:table-cell>
          <table:table-cell office:value-type="string">
            <text:p>;congruent_r.svg</text:p>
          </table:table-cell>
          <table:table-cell table:formula="of:=[.A5]&amp;[.B5]" office:value-type="string" office:string-value="5;500;CONGRUENT;RIGHT;congruent_r.svg">
            <text:p>5;500;CONGRUENT;RIGHT;congruent_r.svg</text:p>
          </table:table-cell>
          <table:table-cell/>
        </table:table-row>
        <table:table-row table:style-name="ro1">
          <table:table-cell office:value-type="string">
            <text:p>6;700;CONGRUENT;RIGHT</text:p>
          </table:table-cell>
          <table:table-cell office:value-type="string">
            <text:p>;congruent_r.svg</text:p>
          </table:table-cell>
          <table:table-cell table:formula="of:=[.A6]&amp;[.B6]" office:value-type="string" office:string-value="6;700;CONGRUENT;RIGHT;congruent_r.svg">
            <text:p>6;700;CONGRUENT;RIGHT;congruent_r.svg</text:p>
          </table:table-cell>
          <table:table-cell/>
        </table:table-row>
        <table:table-row table:style-name="ro1">
          <table:table-cell office:value-type="string">
            <text:p>7;200;NEUTRAL;RIGHT</text:p>
          </table:table-cell>
          <table:table-cell office:value-type="string">
            <text:p>;neutral_r.svg</text:p>
          </table:table-cell>
          <table:table-cell table:formula="of:=[.A7]&amp;[.B7]" office:value-type="string" office:string-value="7;200;NEUTRAL;RIGHT;neutral_r.svg">
            <text:p>7;200;NEUTRAL;RIGHT;neutral_r.svg</text:p>
          </table:table-cell>
          <table:table-cell/>
        </table:table-row>
        <table:table-row table:style-name="ro1">
          <table:table-cell office:value-type="string">
            <text:p>8;500;NEUTRAL;RIGHT</text:p>
          </table:table-cell>
          <table:table-cell office:value-type="string">
            <text:p>;neutral_r.svg</text:p>
          </table:table-cell>
          <table:table-cell table:formula="of:=[.A8]&amp;[.B8]" office:value-type="string" office:string-value="8;500;NEUTRAL;RIGHT;neutral_r.svg">
            <text:p>8;500;NEUTRAL;RIGHT;neutral_r.svg</text:p>
          </table:table-cell>
          <table:table-cell/>
        </table:table-row>
        <table:table-row table:style-name="ro1">
          <table:table-cell office:value-type="string">
            <text:p>9;700;NEUTRAL;RIGHT</text:p>
          </table:table-cell>
          <table:table-cell office:value-type="string">
            <text:p>;neutral_r.svg</text:p>
          </table:table-cell>
          <table:table-cell table:formula="of:=[.A9]&amp;[.B9]" office:value-type="string" office:string-value="9;700;NEUTRAL;RIGHT;neutral_r.svg">
            <text:p>9;700;NEUTRAL;RIGHT;neutral_r.svg</text:p>
          </table:table-cell>
          <table:table-cell/>
        </table:table-row>
        <table:table-row table:style-name="ro1">
          <table:table-cell office:value-type="string">
            <text:p>10;200;INCONGRUENT;LEFT</text:p>
          </table:table-cell>
          <table:table-cell office:value-type="string">
            <text:p>;incongruent_l.svg</text:p>
          </table:table-cell>
          <table:table-cell table:formula="of:=[.A10]&amp;[.B10]" office:value-type="string" office:string-value="10;200;INCONGRUENT;LEFT;incongruent_l.svg">
            <text:p>10;200;INCONGRUENT;LEFT;incongruent_l.svg</text:p>
          </table:table-cell>
          <table:table-cell/>
        </table:table-row>
        <table:table-row table:style-name="ro1">
          <table:table-cell office:value-type="string">
            <text:p>11;500;INCONGRUENT;LEFT</text:p>
          </table:table-cell>
          <table:table-cell office:value-type="string">
            <text:p>;incongruent_l.svg</text:p>
          </table:table-cell>
          <table:table-cell table:formula="of:=[.A11]&amp;[.B11]" office:value-type="string" office:string-value="11;500;INCONGRUENT;LEFT;incongruent_l.svg">
            <text:p>11;500;INCONGRUENT;LEFT;incongruent_l.svg</text:p>
          </table:table-cell>
          <table:table-cell/>
        </table:table-row>
        <table:table-row table:style-name="ro1">
          <table:table-cell office:value-type="string">
            <text:p>12;700;INCONGRUENT;LEFT</text:p>
          </table:table-cell>
          <table:table-cell office:value-type="string">
            <text:p>;incongruent_l.svg</text:p>
          </table:table-cell>
          <table:table-cell table:formula="of:=[.A12]&amp;[.B12]" office:value-type="string" office:string-value="12;700;INCONGRUENT;LEFT;incongruent_l.svg">
            <text:p>12;700;INCONGRUENT;LEFT;incongruent_l.svg</text:p>
          </table:table-cell>
          <table:table-cell/>
        </table:table-row>
        <table:table-row table:style-name="ro1">
          <table:table-cell office:value-type="string">
            <text:p>13;200;CONGRUENT;LEFT</text:p>
          </table:table-cell>
          <table:table-cell office:value-type="string">
            <text:p>;congruent_l.svg</text:p>
          </table:table-cell>
          <table:table-cell table:formula="of:=[.A13]&amp;[.B13]" office:value-type="string" office:string-value="13;200;CONGRUENT;LEFT;congruent_l.svg">
            <text:p>13;200;CONGRUENT;LEFT;congruent_l.svg</text:p>
          </table:table-cell>
          <table:table-cell/>
        </table:table-row>
        <table:table-row table:style-name="ro1">
          <table:table-cell office:value-type="string">
            <text:p>14;500;CONGRUENT;LEFT</text:p>
          </table:table-cell>
          <table:table-cell office:value-type="string">
            <text:p>;congruent_l.svg</text:p>
          </table:table-cell>
          <table:table-cell table:formula="of:=[.A14]&amp;[.B14]" office:value-type="string" office:string-value="14;500;CONGRUENT;LEFT;congruent_l.svg">
            <text:p>14;500;CONGRUENT;LEFT;congruent_l.svg</text:p>
          </table:table-cell>
          <table:table-cell/>
        </table:table-row>
        <table:table-row table:style-name="ro1">
          <table:table-cell office:value-type="string">
            <text:p>15;700;CONGRUENT;LEFT</text:p>
          </table:table-cell>
          <table:table-cell office:value-type="string">
            <text:p>;congruent_l.svg</text:p>
          </table:table-cell>
          <table:table-cell table:formula="of:=[.A15]&amp;[.B15]" office:value-type="string" office:string-value="15;700;CONGRUENT;LEFT;congruent_l.svg">
            <text:p>15;700;CONGRUENT;LEFT;congruent_l.svg</text:p>
          </table:table-cell>
          <table:table-cell/>
        </table:table-row>
        <table:table-row table:style-name="ro1">
          <table:table-cell office:value-type="string">
            <text:p>16;200;NEUTRAL;LEFT</text:p>
          </table:table-cell>
          <table:table-cell office:value-type="string">
            <text:p>;neutral_l.svg</text:p>
          </table:table-cell>
          <table:table-cell table:formula="of:=[.A16]&amp;[.B16]" office:value-type="string" office:string-value="16;200;NEUTRAL;LEFT;neutral_l.svg">
            <text:p>16;200;NEUTRAL;LEFT;neutral_l.svg</text:p>
          </table:table-cell>
          <table:table-cell/>
        </table:table-row>
        <table:table-row table:style-name="ro1">
          <table:table-cell office:value-type="string">
            <text:p>17;500;NEUTRAL;LEFT</text:p>
          </table:table-cell>
          <table:table-cell office:value-type="string">
            <text:p>;neutral_l.svg</text:p>
          </table:table-cell>
          <table:table-cell table:formula="of:=[.A17]&amp;[.B17]" office:value-type="string" office:string-value="17;500;NEUTRAL;LEFT;neutral_l.svg">
            <text:p>17;500;NEUTRAL;LEFT;neutral_l.svg</text:p>
          </table:table-cell>
          <table:table-cell/>
        </table:table-row>
        <table:table-row table:style-name="ro1">
          <table:table-cell office:value-type="string">
            <text:p>18;700;NEUTRAL;LEFT</text:p>
          </table:table-cell>
          <table:table-cell office:value-type="string">
            <text:p>;neutral_l.svg</text:p>
          </table:table-cell>
          <table:table-cell table:formula="of:=[.A18]&amp;[.B18]" office:value-type="string" office:string-value="18;700;NEUTRAL;LEFT;neutral_l.svg">
            <text:p>18;700;NEUTRAL;LEFT;neutral_l.svg</text:p>
          </table:table-cell>
          <table:table-cell/>
        </table:table-row>
        <table:table-row table:style-name="ro2" table:number-rows-repeated="5">
          <table:table-cell table:number-columns-repeated="4"/>
        </table:table-row>
        <table:table-row table:style-name="ro2">
          <table:table-cell table:number-columns-repeated="2"/>
          <table:table-cell table:formula="of:=[.A24]&amp;[.B24]">
            <text:p/>
          </table:table-cell>
          <table:table-cell/>
        </table:table-row>
        <table:table-row table:style-name="ro2" table:number-rows-repeated="21">
          <table:table-cell table:number-columns-repeated="4"/>
        </table:table-row>
        <table:table-row table:style-name="ro2">
          <table:table-cell table:number-columns-repeated="2"/>
          <table:table-cell table:formula="of:=[.A46]&amp;[.B46]">
            <text:p/>
          </table:table-cell>
          <table:table-cell/>
        </table:table-row>
        <table:table-row table:style-name="ro2" table:number-rows-repeated="1048529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">
          <table:table-cell office:value-type="string">
            <text:p>1;200;INCONGRUENT;RIGHT;incongruent_r.svg</text:p>
          </table:table-cell>
        </table:table-row>
        <table:table-row table:style-name="ro1">
          <table:table-cell office:value-type="string">
            <text:p>2;500;INCONGRUENT;RIGHT;incongruent_r.svg</text:p>
          </table:table-cell>
        </table:table-row>
        <table:table-row table:style-name="ro1">
          <table:table-cell office:value-type="string">
            <text:p>3;700;INCONGRUENT;RIGHT;incongruent_r.svg</text:p>
          </table:table-cell>
        </table:table-row>
        <table:table-row table:style-name="ro1">
          <table:table-cell office:value-type="string">
            <text:p>4;200;CONGRUENT;RIGHT;congruent_r.svg</text:p>
          </table:table-cell>
        </table:table-row>
        <table:table-row table:style-name="ro1">
          <table:table-cell office:value-type="string">
            <text:p>5;500;CONGRUENT;RIGHT;congruent_r.svg</text:p>
          </table:table-cell>
        </table:table-row>
        <table:table-row table:style-name="ro1">
          <table:table-cell office:value-type="string">
            <text:p>6;700;CONGRUENT;RIGHT;congruent_r.svg</text:p>
          </table:table-cell>
        </table:table-row>
        <table:table-row table:style-name="ro1">
          <table:table-cell office:value-type="string">
            <text:p>7;200;NEUTRAL;RIGHT;neutral_r.svg</text:p>
          </table:table-cell>
        </table:table-row>
        <table:table-row table:style-name="ro1">
          <table:table-cell office:value-type="string">
            <text:p>8;500;NEUTRAL;RIGHT;neutral_r.svg</text:p>
          </table:table-cell>
        </table:table-row>
        <table:table-row table:style-name="ro1">
          <table:table-cell office:value-type="string">
            <text:p>9;700;NEUTRAL;RIGHT;neutral_r.svg</text:p>
          </table:table-cell>
        </table:table-row>
        <table:table-row table:style-name="ro1">
          <table:table-cell office:value-type="string">
            <text:p>10;200;INCONGRUENT;LEFT;incongruent_l.svg</text:p>
          </table:table-cell>
        </table:table-row>
        <table:table-row table:style-name="ro1">
          <table:table-cell office:value-type="string">
            <text:p>11;500;INCONGRUENT;LEFT;incongruent_l.svg</text:p>
          </table:table-cell>
        </table:table-row>
        <table:table-row table:style-name="ro1">
          <table:table-cell office:value-type="string">
            <text:p>12;700;INCONGRUENT;LEFT;incongruent_l.svg</text:p>
          </table:table-cell>
        </table:table-row>
        <table:table-row table:style-name="ro1">
          <table:table-cell office:value-type="string">
            <text:p>13;200;CONGRUENT;LEFT;congruent_l.svg</text:p>
          </table:table-cell>
        </table:table-row>
        <table:table-row table:style-name="ro1">
          <table:table-cell office:value-type="string">
            <text:p>14;500;CONGRUENT;LEFT;congruent_l.svg</text:p>
          </table:table-cell>
        </table:table-row>
        <table:table-row table:style-name="ro1">
          <table:table-cell office:value-type="string">
            <text:p>15;700;CONGRUENT;LEFT;congruent_l.svg</text:p>
          </table:table-cell>
        </table:table-row>
        <table:table-row table:style-name="ro1">
          <table:table-cell office:value-type="string">
            <text:p>16;200;NEUTRAL;LEFT;neutral_l.svg</text:p>
          </table:table-cell>
        </table:table-row>
        <table:table-row table:style-name="ro1">
          <table:table-cell office:value-type="string">
            <text:p>17;500;NEUTRAL;LEFT;neutral_l.svg</text:p>
          </table:table-cell>
        </table:table-row>
        <table:table-row table:style-name="ro1">
          <table:table-cell office:value-type="string">
            <text:p>18;700;NEUTRAL;LEFT;neutral_l.svg</text:p>
          </table:table-cell>
        </table:table-row>
        <table:table-row table:style-name="ro1">
          <table:table-cell office:value-type="string">
            <text:p>1;200;INCONGRUENT;RIGHT;incongruent_r.svg</text:p>
          </table:table-cell>
        </table:table-row>
        <table:table-row table:style-name="ro1">
          <table:table-cell office:value-type="string">
            <text:p>2;500;INCONGRUENT;RIGHT;incongruent_r.svg</text:p>
          </table:table-cell>
        </table:table-row>
        <table:table-row table:style-name="ro1">
          <table:table-cell office:value-type="string">
            <text:p>3;700;INCONGRUENT;RIGHT;incongruent_r.svg</text:p>
          </table:table-cell>
        </table:table-row>
        <table:table-row table:style-name="ro1">
          <table:table-cell office:value-type="string">
            <text:p>4;200;CONGRUENT;RIGHT;congruent_r.svg</text:p>
          </table:table-cell>
        </table:table-row>
        <table:table-row table:style-name="ro1">
          <table:table-cell office:value-type="string">
            <text:p>5;500;CONGRUENT;RIGHT;congruent_r.svg</text:p>
          </table:table-cell>
        </table:table-row>
        <table:table-row table:style-name="ro1">
          <table:table-cell office:value-type="string">
            <text:p>6;700;CONGRUENT;RIGHT;congruent_r.svg</text:p>
          </table:table-cell>
        </table:table-row>
        <table:table-row table:style-name="ro1">
          <table:table-cell office:value-type="string">
            <text:p>7;200;NEUTRAL;RIGHT;neutral_r.svg</text:p>
          </table:table-cell>
        </table:table-row>
        <table:table-row table:style-name="ro1">
          <table:table-cell office:value-type="string">
            <text:p>8;500;NEUTRAL;RIGHT;neutral_r.svg</text:p>
          </table:table-cell>
        </table:table-row>
        <table:table-row table:style-name="ro1">
          <table:table-cell office:value-type="string">
            <text:p>9;700;NEUTRAL;RIGHT;neutral_r.svg</text:p>
          </table:table-cell>
        </table:table-row>
        <table:table-row table:style-name="ro1">
          <table:table-cell office:value-type="string">
            <text:p>10;200;INCONGRUENT;LEFT;incongruent_l.svg</text:p>
          </table:table-cell>
        </table:table-row>
        <table:table-row table:style-name="ro1">
          <table:table-cell office:value-type="string">
            <text:p>11;500;INCONGRUENT;LEFT;incongruent_l.svg</text:p>
          </table:table-cell>
        </table:table-row>
        <table:table-row table:style-name="ro1">
          <table:table-cell office:value-type="string">
            <text:p>12;700;INCONGRUENT;LEFT;incongruent_l.svg</text:p>
          </table:table-cell>
        </table:table-row>
        <table:table-row table:style-name="ro1">
          <table:table-cell office:value-type="string">
            <text:p>13;200;CONGRUENT;LEFT;congruent_l.svg</text:p>
          </table:table-cell>
        </table:table-row>
        <table:table-row table:style-name="ro1">
          <table:table-cell office:value-type="string">
            <text:p>14;500;CONGRUENT;LEFT;congruent_l.svg</text:p>
          </table:table-cell>
        </table:table-row>
        <table:table-row table:style-name="ro1">
          <table:table-cell office:value-type="string">
            <text:p>15;700;CONGRUENT;LEFT;congruent_l.svg</text:p>
          </table:table-cell>
        </table:table-row>
        <table:table-row table:style-name="ro1">
          <table:table-cell office:value-type="string">
            <text:p>16;200;NEUTRAL;LEFT;neutral_l.svg</text:p>
          </table:table-cell>
        </table:table-row>
        <table:table-row table:style-name="ro1">
          <table:table-cell office:value-type="string">
            <text:p>17;500;NEUTRAL;LEFT;neutral_l.svg</text:p>
          </table:table-cell>
        </table:table-row>
        <table:table-row table:style-name="ro1">
          <table:table-cell office:value-type="string">
            <text:p>18;700;NEUTRAL;LEFT;neutral_l.svg</text:p>
          </table:table-cell>
        </table:table-row>
        <table:table-row table:style-name="ro1">
          <table:table-cell office:value-type="string">
            <text:p>1;200;INCONGRUENT;RIGHT;incongruent_r.svg</text:p>
          </table:table-cell>
        </table:table-row>
        <table:table-row table:style-name="ro1">
          <table:table-cell office:value-type="string">
            <text:p>2;500;INCONGRUENT;RIGHT;incongruent_r.svg</text:p>
          </table:table-cell>
        </table:table-row>
        <table:table-row table:style-name="ro1">
          <table:table-cell office:value-type="string">
            <text:p>3;700;INCONGRUENT;RIGHT;incongruent_r.svg</text:p>
          </table:table-cell>
        </table:table-row>
        <table:table-row table:style-name="ro1">
          <table:table-cell office:value-type="string">
            <text:p>4;200;CONGRUENT;RIGHT;congruent_r.svg</text:p>
          </table:table-cell>
        </table:table-row>
        <table:table-row table:style-name="ro1">
          <table:table-cell office:value-type="string">
            <text:p>5;500;CONGRUENT;RIGHT;congruent_r.svg</text:p>
          </table:table-cell>
        </table:table-row>
        <table:table-row table:style-name="ro1">
          <table:table-cell office:value-type="string">
            <text:p>6;700;CONGRUENT;RIGHT;congruent_r.svg</text:p>
          </table:table-cell>
        </table:table-row>
        <table:table-row table:style-name="ro1">
          <table:table-cell office:value-type="string">
            <text:p>7;200;NEUTRAL;RIGHT;neutral_r.svg</text:p>
          </table:table-cell>
        </table:table-row>
        <table:table-row table:style-name="ro1">
          <table:table-cell office:value-type="string">
            <text:p>8;500;NEUTRAL;RIGHT;neutral_r.svg</text:p>
          </table:table-cell>
        </table:table-row>
        <table:table-row table:style-name="ro1">
          <table:table-cell office:value-type="string">
            <text:p>9;700;NEUTRAL;RIGHT;neutral_r.svg</text:p>
          </table:table-cell>
        </table:table-row>
        <table:table-row table:style-name="ro1">
          <table:table-cell office:value-type="string">
            <text:p>10;200;INCONGRUENT;LEFT;incongruent_l.svg</text:p>
          </table:table-cell>
        </table:table-row>
        <table:table-row table:style-name="ro1">
          <table:table-cell office:value-type="string">
            <text:p>11;500;INCONGRUENT;LEFT;incongruent_l.svg</text:p>
          </table:table-cell>
        </table:table-row>
        <table:table-row table:style-name="ro1">
          <table:table-cell office:value-type="string">
            <text:p>12;700;INCONGRUENT;LEFT;incongruent_l.svg</text:p>
          </table:table-cell>
        </table:table-row>
        <table:table-row table:style-name="ro1">
          <table:table-cell office:value-type="string">
            <text:p>13;200;CONGRUENT;LEFT;congruent_l.svg</text:p>
          </table:table-cell>
        </table:table-row>
        <table:table-row table:style-name="ro1">
          <table:table-cell office:value-type="string">
            <text:p>14;500;CONGRUENT;LEFT;congruent_l.svg</text:p>
          </table:table-cell>
        </table:table-row>
        <table:table-row table:style-name="ro1">
          <table:table-cell office:value-type="string">
            <text:p>15;700;CONGRUENT;LEFT;congruent_l.svg</text:p>
          </table:table-cell>
        </table:table-row>
        <table:table-row table:style-name="ro1">
          <table:table-cell office:value-type="string">
            <text:p>16;200;NEUTRAL;LEFT;neutral_l.svg</text:p>
          </table:table-cell>
        </table:table-row>
        <table:table-row table:style-name="ro1">
          <table:table-cell office:value-type="string">
            <text:p>17;500;NEUTRAL;LEFT;neutral_l.svg</text:p>
          </table:table-cell>
        </table:table-row>
        <table:table-row table:style-name="ro1">
          <table:table-cell office:value-type="string">
            <text:p>18;700;NEUTRAL;LEFT;neutral_l.svg</text:p>
          </table:table-cell>
        </table:table-row>
        <table:table-row table:style-name="ro1">
          <table:table-cell office:value-type="string">
            <text:p>1;200;INCONGRUENT;RIGHT;incongruent_r.svg</text:p>
          </table:table-cell>
        </table:table-row>
        <table:table-row table:style-name="ro1">
          <table:table-cell office:value-type="string">
            <text:p>2;500;INCONGRUENT;RIGHT;incongruent_r.svg</text:p>
          </table:table-cell>
        </table:table-row>
        <table:table-row table:style-name="ro1">
          <table:table-cell office:value-type="string">
            <text:p>3;700;INCONGRUENT;RIGHT;incongruent_r.svg</text:p>
          </table:table-cell>
        </table:table-row>
        <table:table-row table:style-name="ro1">
          <table:table-cell office:value-type="string">
            <text:p>4;200;CONGRUENT;RIGHT;congruent_r.svg</text:p>
          </table:table-cell>
        </table:table-row>
        <table:table-row table:style-name="ro1">
          <table:table-cell office:value-type="string">
            <text:p>5;500;CONGRUENT;RIGHT;congruent_r.svg</text:p>
          </table:table-cell>
        </table:table-row>
        <table:table-row table:style-name="ro1">
          <table:table-cell office:value-type="string">
            <text:p>6;700;CONGRUENT;RIGHT;congruent_r.svg</text:p>
          </table:table-cell>
        </table:table-row>
        <table:table-row table:style-name="ro1">
          <table:table-cell office:value-type="string">
            <text:p>7;200;NEUTRAL;RIGHT;neutral_r.svg</text:p>
          </table:table-cell>
        </table:table-row>
        <table:table-row table:style-name="ro1">
          <table:table-cell office:value-type="string">
            <text:p>8;500;NEUTRAL;RIGHT;neutral_r.svg</text:p>
          </table:table-cell>
        </table:table-row>
        <table:table-row table:style-name="ro1">
          <table:table-cell office:value-type="string">
            <text:p>9;700;NEUTRAL;RIGHT;neutral_r.svg</text:p>
          </table:table-cell>
        </table:table-row>
        <table:table-row table:style-name="ro1">
          <table:table-cell office:value-type="string">
            <text:p>10;200;INCONGRUENT;LEFT;incongruent_l.svg</text:p>
          </table:table-cell>
        </table:table-row>
        <table:table-row table:style-name="ro1">
          <table:table-cell office:value-type="string">
            <text:p>11;500;INCONGRUENT;LEFT;incongruent_l.svg</text:p>
          </table:table-cell>
        </table:table-row>
        <table:table-row table:style-name="ro1">
          <table:table-cell office:value-type="string">
            <text:p>12;700;INCONGRUENT;LEFT;incongruent_l.svg</text:p>
          </table:table-cell>
        </table:table-row>
        <table:table-row table:style-name="ro1">
          <table:table-cell office:value-type="string">
            <text:p>13;200;CONGRUENT;LEFT;congruent_l.svg</text:p>
          </table:table-cell>
        </table:table-row>
        <table:table-row table:style-name="ro1">
          <table:table-cell office:value-type="string">
            <text:p>14;500;CONGRUENT;LEFT;congruent_l.svg</text:p>
          </table:table-cell>
        </table:table-row>
        <table:table-row table:style-name="ro1">
          <table:table-cell office:value-type="string">
            <text:p>15;700;CONGRUENT;LEFT;congruent_l.svg</text:p>
          </table:table-cell>
        </table:table-row>
        <table:table-row table:style-name="ro1">
          <table:table-cell office:value-type="string">
            <text:p>16;200;NEUTRAL;LEFT;neutral_l.svg</text:p>
          </table:table-cell>
        </table:table-row>
        <table:table-row table:style-name="ro1">
          <table:table-cell office:value-type="string">
            <text:p>17;500;NEUTRAL;LEFT;neutral_l.svg</text:p>
          </table:table-cell>
        </table:table-row>
        <table:table-row table:style-name="ro1">
          <table:table-cell office:value-type="string">
            <text:p>18;700;NEUTRAL;LEFT;neutral_l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Run</meta:initial-creator>
    <meta:creation-date>2014-10-28T13:49:44</meta:creation-date>
    <dc:date>2014-11-03T16:00:28</dc:date>
    <dc:creator>Chris Run</dc:creator>
    <meta:editing-duration>P0D</meta:editing-duration>
    <meta:editing-cycles>3</meta:editing-cycles>
    <meta:generator>LibreOffice/3.5$Linux_x86 LibreOffice_project/350m1$Build-2</meta:generator>
    <meta:document-statistic meta:table-count="3" meta:cell-count="132" meta:object-count="0"/>
  </office:meta>
</office:document-meta>
</file>